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3cm" draw:fill="solid" draw:fill-color="#e6e6e6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e6e6e6" draw:textarea-vertical-align="middl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2.9cm" svg:height="0.7cm" svg:x="1.6cm" svg:y="1.5cm">
          <text:p text:style-name="P1"><text:span text:style-name="T1">67-11-0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16cm" svg:height="0.001cm" svg:x="3.4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.6cm" svg:y="3cm">
          <text:p text:style-name="P1"><text:span text:style-name="T1">67-11-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cm" svg:height="0.7cm" svg:x="1.6cm" svg:y="4.7cm">
          <text:p text:style-name="P1"><text:span text:style-name="T1">67-11-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cm" svg:height="0.7cm" svg:x="1.6cm" svg:y="6.3cm">
          <text:p text:style-name="P1"><text:span text:style-name="T1">67-11-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.6cm" svg:y="8.1cm">
          <text:p text:style-name="P1"><text:span text:style-name="T1">67-11-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.6cm" svg:y="9.7cm">
          <text:p text:style-name="P1"><text:span text:style-name="T1">67-11-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.6cm" svg:y="11.5cm">
          <text:p text:style-name="P1"><text:span text:style-name="T1">67-11-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.6cm" svg:y="13.1cm">
          <text:p text:style-name="P1"><text:span text:style-name="T1">67-11-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.6cm" svg:y="14.8cm">
          <text:p text:style-name="P1"><text:span text:style-name="T1">67-11-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.6cm" svg:y="16.5cm">
          <text:p text:style-name="P1"><text:span text:style-name="T1">67-11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.6cm" svg:y="18.5cm">
          <text:p text:style-name="P1"><text:span text:style-name="T1">67-11-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5.5cm" svg:y="1.5cm">
          <text:p text:style-name="P1"><text:span text:style-name="T1">67-11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5.5cm" svg:y="3.3cm">
          <text:p text:style-name="P1"><text:span text:style-name="T1">67-11-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5.5cm" svg:y="5.2cm">
          <text:p text:style-name="P1"><text:span text:style-name="T1">67-11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5.5cm" svg:y="7.3cm">
          <text:p text:style-name="P1"><text:span text:style-name="T1">67-11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5.5cm" svg:y="9.4cm">
          <text:p text:style-name="P1"><text:span text:style-name="T1">67-11-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5.5cm" svg:y="11.2cm">
          <text:p text:style-name="P1"><text:span text:style-name="T1">67-11-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5.5cm" svg:y="13cm">
          <text:p text:style-name="P1"><text:span text:style-name="T1">67-11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5.5cm" svg:y="14.7cm">
          <text:p text:style-name="P1"><text:span text:style-name="T1">67-11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5.5cm" svg:y="16.5cm">
          <text:p text:style-name="P1"><text:span text:style-name="T1">67-11-3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cm" svg:height="1cm" svg:x="6.7cm" svg:y="1.3cm">
          <text:p text:style-name="P1"><text:span text:style-name="T2">1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9.6cm" svg:y="2.8cm">
          <text:p text:style-name="P1"><text:span text:style-name="T2">10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6.7cm" svg:y="4.4cm">
          <text:p text:style-name="P1"><text:span text:style-name="T2">1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10.1cm" svg:y="6.1cm">
          <text:p text:style-name="P1"><text:span text:style-name="T2">12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6.7cm" svg:y="7.9cm">
          <text:p text:style-name="P1"><text:span text:style-name="T2">126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10.1cm" svg:y="7.9cm">
          <text:p text:style-name="P1"><text:span text:style-name="T2">126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6.7cm" svg:y="9.5cm">
          <text:p text:style-name="P1"><text:span text:style-name="T2">106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6.7cm" svg:y="11.3cm">
          <text:p text:style-name="P1"><text:span text:style-name="T2">106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6.7cm" svg:y="12.9cm">
          <text:p text:style-name="P1"><text:span text:style-name="T2">106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6.7cm" svg:y="14.6cm">
          <text:p text:style-name="P1"><text:span text:style-name="T2">100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6.7cm" svg:y="16.4cm">
          <text:p text:style-name="P1"><text:span text:style-name="T2">16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6.7cm" svg:y="18.3cm">
          <text:p text:style-name="P1"><text:span text:style-name="T2">11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0.9cm" svg:y="1.3cm">
          <text:p text:style-name="P1"><text:span text:style-name="T2">10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0.9cm" svg:y="3.1cm">
          <text:p text:style-name="P1"><text:span text:style-name="T2">11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4.1cm" svg:y="3.1cm">
          <text:p text:style-name="P1"><text:span text:style-name="T2">114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7.1cm" svg:y="3.1cm">
          <text:p text:style-name="P1"><text:span text:style-name="T2">11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0.9cm" svg:y="5cm">
          <text:p text:style-name="P1"><text:span text:style-name="T2">114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1cm" svg:y="7.1cm">
          <text:p text:style-name="P1"><text:span text:style-name="T2">10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1cm" svg:y="9.2cm">
          <text:p text:style-name="P1"><text:span text:style-name="T2">16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0.9cm" svg:y="11cm">
          <text:p text:style-name="P1"><text:span text:style-name="T2">12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4.4cm" svg:y="11cm">
          <text:p text:style-name="P1"><text:span text:style-name="T2">12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0.9cm" svg:y="12.8cm">
          <text:p text:style-name="P1"><text:span text:style-name="T2">12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0.9cm" svg:y="14.5cm">
          <text:p text:style-name="P1"><text:span text:style-name="T2">12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0.9cm" svg:y="16.3cm">
          <text:p text:style-name="P1"><text:span text:style-name="T2">11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4.7cm" svg:y="16.3cm">
          <text:p text:style-name="P1"><text:span text:style-name="T2">11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10.1cm" svg:y="16.4cm">
          <text:p text:style-name="P1"><text:span text:style-name="T2">16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cm" svg:y1="1.8cm" svg:x2="4.5cm" svg:y2="1.8cm">
          <text:p/>
        </draw:line>
        <draw:line draw:style-name="gr4" draw:text-style-name="P1" draw:layer="layout" svg:x1="9.6cm" svg:y1="3.3cm" svg:x2="4.5cm" svg:y2="3.3cm">
          <text:p/>
        </draw:line>
        <draw:line draw:style-name="gr4" draw:text-style-name="P1" draw:layer="layout" svg:x1="6.7cm" svg:y1="4.9cm" svg:x2="4.5cm" svg:y2="4.9cm">
          <text:p/>
        </draw:line>
        <draw:line draw:style-name="gr4" draw:text-style-name="P1" draw:layer="layout" svg:x1="10.1cm" svg:y1="6.6cm" svg:x2="4.5cm" svg:y2="6.6cm">
          <text:p/>
        </draw:line>
        <draw:line draw:style-name="gr4" draw:text-style-name="P1" draw:layer="layout" svg:x1="6.7cm" svg:y1="8.4cm" svg:x2="4.5cm" svg:y2="8.4cm">
          <text:p/>
        </draw:line>
        <draw:line draw:style-name="gr4" draw:text-style-name="P1" draw:layer="layout" svg:x1="6.7cm" svg:y1="10cm" svg:x2="4.5cm" svg:y2="10cm">
          <text:p/>
        </draw:line>
        <draw:line draw:style-name="gr4" draw:text-style-name="P1" draw:layer="layout" svg:x1="6.7cm" svg:y1="11.8cm" svg:x2="4.5cm" svg:y2="11.8cm">
          <text:p/>
        </draw:line>
        <draw:line draw:style-name="gr4" draw:text-style-name="P1" draw:layer="layout" svg:x1="6.7cm" svg:y1="13.4cm" svg:x2="4.5cm" svg:y2="13.4cm">
          <text:p/>
        </draw:line>
        <draw:line draw:style-name="gr4" draw:text-style-name="P1" draw:layer="layout" svg:x1="6.7cm" svg:y1="15.1cm" svg:x2="4.5cm" svg:y2="15.1cm">
          <text:p/>
        </draw:line>
        <draw:line draw:style-name="gr4" draw:text-style-name="P1" draw:layer="layout" svg:x1="6.7cm" svg:y1="16.9cm" svg:x2="4.5cm" svg:y2="16.9cm">
          <text:p/>
        </draw:line>
        <draw:line draw:style-name="gr4" draw:text-style-name="P1" draw:layer="layout" svg:x1="10.1cm" svg:y1="16.9cm" svg:x2="7.8cm" svg:y2="16.9cm">
          <text:p/>
        </draw:line>
        <draw:line draw:style-name="gr4" draw:text-style-name="P1" draw:layer="layout" svg:x1="6.7cm" svg:y1="18.8cm" svg:x2="4.5cm" svg:y2="18.8cm">
          <text:p/>
        </draw:line>
        <draw:line draw:style-name="gr4" draw:text-style-name="P1" draw:layer="layout" svg:x1="20.9cm" svg:y1="1.8cm" svg:x2="18.4cm" svg:y2="1.8cm">
          <text:p/>
        </draw:line>
        <draw:line draw:style-name="gr4" draw:text-style-name="P1" draw:layer="layout" svg:x1="20.9cm" svg:y1="3.6cm" svg:x2="18.4cm" svg:y2="3.6cm">
          <text:p/>
        </draw:line>
        <draw:line draw:style-name="gr4" draw:text-style-name="P1" draw:layer="layout" svg:x1="20.9cm" svg:y1="5.5cm" svg:x2="18.4cm" svg:y2="5.5cm">
          <text:p/>
        </draw:line>
        <draw:line draw:style-name="gr4" draw:text-style-name="P1" draw:layer="layout" svg:x1="21cm" svg:y1="7.6cm" svg:x2="18.4cm" svg:y2="7.6cm">
          <text:p/>
        </draw:line>
        <draw:line draw:style-name="gr4" draw:text-style-name="P1" draw:layer="layout" svg:x1="21cm" svg:y1="9.7cm" svg:x2="18.4cm" svg:y2="9.7cm">
          <text:p/>
        </draw:line>
        <draw:line draw:style-name="gr4" draw:text-style-name="P1" draw:layer="layout" svg:x1="20.9cm" svg:y1="11.5cm" svg:x2="18.4cm" svg:y2="11.5cm">
          <text:p/>
        </draw:line>
        <draw:line draw:style-name="gr4" draw:text-style-name="P1" draw:layer="layout" svg:x1="24.4cm" svg:y1="11.5cm" svg:x2="22cm" svg:y2="11.5cm">
          <text:p/>
        </draw:line>
        <draw:line draw:style-name="gr4" draw:text-style-name="P1" draw:layer="layout" svg:x1="20.9cm" svg:y1="13.3cm" svg:x2="18.4cm" svg:y2="13.3cm">
          <text:p/>
        </draw:line>
        <draw:line draw:style-name="gr4" draw:text-style-name="P1" draw:layer="layout" svg:x1="20.9cm" svg:y1="15cm" svg:x2="18.4cm" svg:y2="15cm">
          <text:p/>
        </draw:line>
        <draw:line draw:style-name="gr4" draw:text-style-name="P1" draw:layer="layout" svg:x1="20.9cm" svg:y1="16.8cm" svg:x2="18.4cm" svg:y2="16.8cm">
          <text:p/>
        </draw:line>
        <draw:line draw:style-name="gr5" draw:text-style-name="P1" draw:layer="layout" svg:x1="7.9cm" svg:y1="1.8cm" svg:x2="10.2cm" svg:y2="2.8cm">
          <text:p text:style-name="P1"><text:span text:style-name="T3">По hant</text:span></text:p>
          <text:p text:style-name="P1"><text:span text:style-name="T3">Через 3</text:span></text:p>
        </draw:line>
        <draw:line draw:style-name="gr5" draw:text-style-name="P1" draw:layer="layout" svg:x1="7.8cm" svg:y1="4.9cm" svg:x2="10.7cm" svg:y2="6.2cm">
          <text:p text:style-name="P1"><text:span text:style-name="T3">По hant</text:span></text:p>
          <text:p text:style-name="P1"><text:span text:style-name="T3">Через 3</text:span></text:p>
        </draw:line>
        <draw:line draw:style-name="gr5" draw:text-style-name="P1" draw:layer="layout" svg:x1="7.8cm" svg:y1="8.4cm" svg:x2="10.1cm" svg:y2="8.4cm">
          <text:p text:style-name="P1"><text:span text:style-name="T3">По hant</text:span></text:p>
          <text:p text:style-name="P1"><text:span text:style-name="T3">Через 3</text:span></text:p>
        </draw:line>
        <draw:line draw:style-name="gr5" draw:text-style-name="P1" draw:layer="layout" svg:x1="22cm" svg:y1="3.6cm" svg:x2="24.1cm" svg:y2="3.6cm">
          <text:p text:style-name="P1"><text:span text:style-name="T3">По hant</text:span></text:p>
          <text:p text:style-name="P1"><text:span text:style-name="T3">Через 3</text:span></text:p>
        </draw:line>
        <draw:line draw:style-name="gr5" draw:text-style-name="P1" draw:layer="layout" svg:x1="25.2cm" svg:y1="3.6cm" svg:x2="27.1cm" svg:y2="3.6cm">
          <text:p text:style-name="P1"><text:span text:style-name="T3">По hant</text:span></text:p>
          <text:p text:style-name="P1"><text:span text:style-name="T3">Через 6</text:span></text:p>
        </draw:line>
        <draw:line draw:style-name="gr5" draw:text-style-name="P1" draw:layer="layout" svg:x1="22.1cm" svg:y1="5.5cm" svg:x2="27.3cm" svg:y2="4cm">
          <text:p text:style-name="P1"><text:span text:style-name="T3">По hant</text:span></text:p>
          <text:p text:style-name="P1"><text:span text:style-name="T3">Через 3</text:span></text:p>
        </draw:line>
        <draw:line draw:style-name="gr5" draw:text-style-name="P1" draw:layer="layout" svg:x1="22cm" svg:y1="16.8cm" svg:x2="24.7cm" svg:y2="16.8cm">
          <text:p text:style-name="P1"><text:span text:style-name="T3">По hant</text:span></text:p>
          <text:p text:style-name="P1"><text:span text:style-name="T3">Через 3</text:span></text:p>
        </draw:line>
        <draw:custom-shape draw:style-name="gr3" draw:text-style-name="P3" draw:layer="layout" svg:width="1.1cm" svg:height="1cm" svg:x="24.5cm" svg:y="1.3cm">
          <text:p text:style-name="P1"><text:span text:style-name="T2">104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4.5cm" svg:y1="1.8cm" svg:x2="22cm" svg:y2="1.8cm">
          <text:p/>
        </draw:line>
        <draw:custom-shape draw:style-name="gr1" draw:text-style-name="P2" draw:layer="layout" svg:width="2.9cm" svg:height="0.7cm" svg:x="15.5cm" svg:y="18.3cm">
          <text:p text:style-name="P1"><text:span text:style-name="T1">67-11-4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cm" svg:height="1cm" svg:x="20.6cm" svg:y="18.1cm">
          <text:p text:style-name="P1"><text:span text:style-name="T2">14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0.6cm" svg:y1="18.6cm" svg:x2="18.4cm" svg:y2="18.6cm">
          <text:p/>
        </draw:line>
      </draw:page>
      <draw:page draw:name="page2" draw:style-name="dp1" draw:master-page-name="Обычный">
        <draw:custom-shape draw:style-name="gr2" draw:text-style-name="P1" draw:layer="layout" svg:width="0.016cm" svg:height="0.001cm" svg:x="3.4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.6cm" svg:y="1.5cm">
          <text:p text:style-name="P1"><text:span text:style-name="T1">67-11-4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.6cm" svg:y="3.2cm">
          <text:p text:style-name="P1"><text:span text:style-name="T1">67-11-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cm" svg:height="0.7cm" svg:x="1.6cm" svg:y="4.8cm">
          <text:p text:style-name="P1"><text:span text:style-name="T1">67-11-5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.6cm" svg:y="6.6cm">
          <text:p text:style-name="P1"><text:span text:style-name="T1">67-11-5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.6cm" svg:y="8.2cm">
          <text:p text:style-name="P1"><text:span text:style-name="T1">67-11-5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.6cm" svg:y="10cm">
          <text:p text:style-name="P1"><text:span text:style-name="T1">67-11-5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.6cm" svg:y="11.6cm">
          <text:p text:style-name="P1"><text:span text:style-name="T1">67-11-6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.6cm" svg:y="13.3cm">
          <text:p text:style-name="P1"><text:span text:style-name="T1">67-11-6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.6cm" svg:y="15cm">
          <text:p text:style-name="P1"><text:span text:style-name="T1">67-11-6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.6cm" svg:y="17cm">
          <text:p text:style-name="P1"><text:span text:style-name="T1">67-11-6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.6cm" svg:y="18.8cm">
          <text:p text:style-name="P1"><text:span text:style-name="T1">67-11-7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16cm" svg:height="0.001cm" svg:x="17.1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5.3cm" svg:y="1.5cm">
          <text:p text:style-name="P1"><text:span text:style-name="T1">67-11-7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5.3cm" svg:y="3.2cm">
          <text:p text:style-name="P1"><text:span text:style-name="T1">67-11-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cm" svg:height="0.7cm" svg:x="15.3cm" svg:y="4.8cm">
          <text:p text:style-name="P1"><text:span text:style-name="T1">67-11-7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5.3cm" svg:y="6.6cm">
          <text:p text:style-name="P1"><text:span text:style-name="T1">67-11-7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5.3cm" svg:y="8.2cm">
          <text:p text:style-name="P1"><text:span text:style-name="T1">67-11-8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5.3cm" svg:y="10cm">
          <text:p text:style-name="P1"><text:span text:style-name="T1">67-11-8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5.3cm" svg:y="11.6cm">
          <text:p text:style-name="P1"><text:span text:style-name="T1">67-11-8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5.3cm" svg:y="15.3cm">
          <text:p text:style-name="P1"><text:span text:style-name="T1">67-11-8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5.3cm" svg:y="17cm">
          <text:p text:style-name="P1"><text:span text:style-name="T1">67-11-9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7cm" svg:x="15.3cm" svg:y="18.7cm">
          <text:p text:style-name="P1"><text:span text:style-name="T1">67-11-9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cm" svg:height="1cm" svg:x="6.7cm" svg:y="16.8cm">
          <text:p text:style-name="P1"><text:span text:style-name="T2">1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7cm" svg:height="1.7cm" svg:x="7.6cm" svg:y="14.7cm">
          <text:p text:style-name="P1"><text:span text:style-name="T2">ЕДЦ</text:span></text:p>
          <text:p text:style-name="P1"><text:span text:style-name="T2">Москв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6.7cm" svg:y="13.3cm">
          <text:p text:style-name="P1"><text:span text:style-name="T2">13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6.7cm" svg:y="11.5cm">
          <text:p text:style-name="P1"><text:span text:style-name="T2">129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6.7cm" svg:y="9.9cm">
          <text:p text:style-name="P1"><text:span text:style-name="T2">13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6.7cm" svg:y="8.1cm">
          <text:p text:style-name="P1"><text:span text:style-name="T2">12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8.2cm" svg:y="6.7cm">
          <text:p text:style-name="P1"><text:span text:style-name="T2">11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6.7cm" svg:y="3cm">
          <text:p text:style-name="P1"><text:span text:style-name="T2">11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6.7cm" svg:y="1.4cm">
          <text:p text:style-name="P1"><text:span text:style-name="T2">14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6cm" svg:height="1cm" svg:x="9.3cm" svg:y="1.4cm">
          <text:p text:style-name="P1"><text:span text:style-name="T2">+7-980-331-64-8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8.5cm" svg:height="1.8cm" svg:x="6.4cm" svg:y="4.4cm">
          <text:p text:style-name="P1"><text:span text:style-name="T4">Исходящие из Москвы и входящие в Москву</text:span></text:p>
          <text:p text:style-name="P1"><text:span text:style-name="T4">(письмо от 13.09.2011г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1cm" svg:height="1cm" svg:x="8.8cm" svg:y="11.5cm">
          <text:p text:style-name="P1"><text:span text:style-name="T2">129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11.1cm" svg:y="11.5cm">
          <text:p text:style-name="P1"><text:span text:style-name="T2">129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12.5cm" svg:y="13cm">
          <text:p text:style-name="P1"><text:span text:style-name="T2">129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5cm" svg:y1="13.6cm" svg:x2="12.2cm" svg:y2="12cm">
          <text:p/>
        </draw:line>
        <draw:custom-shape draw:style-name="gr3" draw:text-style-name="P3" draw:layer="layout" svg:width="1.1cm" svg:height="1cm" svg:x="9.4cm" svg:y="13.3cm">
          <text:p text:style-name="P1"><text:span text:style-name="T2">13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6.4cm" svg:y="18.6cm">
          <text:p text:style-name="P1"><text:span text:style-name="T2">117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0.8cm" svg:y="1.3cm">
          <text:p text:style-name="P1"><text:span text:style-name="T2">117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0.1cm" svg:y="3cm">
          <text:p text:style-name="P1"><text:span text:style-name="T2">11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0.1cm" svg:y="4.6cm">
          <text:p text:style-name="P1"><text:span text:style-name="T2">125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0.1cm" svg:y="6.4cm">
          <text:p text:style-name="P1"><text:span text:style-name="T2">125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0.1cm" svg:y="8.1cm">
          <text:p text:style-name="P1"><text:span text:style-name="T2">14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0.1cm" svg:y="9.9cm">
          <text:p text:style-name="P1"><text:span text:style-name="T2">15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0.1cm" svg:y="11.4cm">
          <text:p text:style-name="P1"><text:span text:style-name="T2">118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0.1cm" svg:y="15.1cm">
          <text:p text:style-name="P1"><text:span text:style-name="T2">118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0.1cm" svg:y="16.9cm">
          <text:p text:style-name="P1"><text:span text:style-name="T2">119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0.1cm" svg:y="18.5cm">
          <text:p text:style-name="P1"><text:span text:style-name="T2">119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9.5cm" svg:y="18.6cm">
          <text:p text:style-name="P1"><text:span text:style-name="T2">117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2.9cm" svg:y="4.6cm">
          <text:p text:style-name="P1"><text:span text:style-name="T2">125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2.3cm" svg:y="6.3cm">
          <text:p text:style-name="P1"><text:span text:style-name="T2">125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4.5cm" svg:y="6.3cm">
          <text:p text:style-name="P1"><text:span text:style-name="T2">125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7.2cm" svg:y="6.3cm">
          <text:p text:style-name="P1"><text:span text:style-name="T2">125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24cm" svg:y="11.4cm">
          <text:p text:style-name="P1"><text:span text:style-name="T2">118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6cm" svg:height="1cm" svg:x="23.5cm" svg:y="8.1cm">
          <text:p text:style-name="P1"><text:span text:style-name="T2">+7-980-331-64-8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6cm" svg:height="1cm" svg:x="10.2cm" svg:y="16.6cm">
          <text:p text:style-name="P1"><text:span text:style-name="T2">+7-915-534-50-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.7cm" svg:y1="1.9cm" svg:x2="4.5cm" svg:y2="1.9cm">
          <text:p/>
        </draw:line>
        <draw:line draw:style-name="gr4" draw:text-style-name="P1" draw:layer="layout" svg:x1="9.3cm" svg:y1="1.9cm" svg:x2="7.8cm" svg:y2="1.9cm">
          <text:p/>
        </draw:line>
        <draw:line draw:style-name="gr4" draw:text-style-name="P1" draw:layer="layout" svg:x1="6.7cm" svg:y1="3.5cm" svg:x2="4.5cm" svg:y2="3.5cm">
          <text:p/>
        </draw:line>
        <draw:line draw:style-name="gr4" draw:text-style-name="P1" draw:layer="layout" svg:x1="6.4cm" svg:y1="5.1cm" svg:x2="4.5cm" svg:y2="5.1cm">
          <text:p/>
        </draw:line>
        <draw:line draw:style-name="gr4" draw:text-style-name="P1" draw:layer="layout" svg:x1="8.2cm" svg:y1="7.2cm" svg:x2="4.5cm" svg:y2="7.1cm">
          <text:p/>
        </draw:line>
        <draw:line draw:style-name="gr4" draw:text-style-name="P1" draw:layer="layout" svg:x1="6.7cm" svg:y1="8.6cm" svg:x2="4.5cm" svg:y2="8.6cm">
          <text:p/>
        </draw:line>
        <draw:line draw:style-name="gr4" draw:text-style-name="P1" draw:layer="layout" svg:x1="6.7cm" svg:y1="10.4cm" svg:x2="4.5cm" svg:y2="10.4cm">
          <text:p/>
        </draw:line>
        <draw:line draw:style-name="gr4" draw:text-style-name="P1" draw:layer="layout" svg:x1="6.7cm" svg:y1="12cm" svg:x2="4.5cm" svg:y2="12cm">
          <text:p/>
        </draw:line>
        <draw:line draw:style-name="gr4" draw:text-style-name="P1" draw:layer="layout" svg:x1="11.1cm" svg:y1="12cm" svg:x2="9.9cm" svg:y2="12cm">
          <text:p/>
        </draw:line>
        <draw:line draw:style-name="gr4" draw:text-style-name="P1" draw:layer="layout" svg:x1="6.8cm" svg:y1="13.8cm" svg:x2="4.5cm" svg:y2="13.8cm">
          <text:p/>
        </draw:line>
        <draw:line draw:style-name="gr4" draw:text-style-name="P1" draw:layer="layout" svg:x1="9.4cm" svg:y1="13.8cm" svg:x2="7.8cm" svg:y2="13.8cm">
          <text:p/>
        </draw:line>
        <draw:line draw:style-name="gr4" draw:text-style-name="P1" draw:layer="layout" svg:x1="7.6cm" svg:y1="15.5cm" svg:x2="4.5cm" svg:y2="15.5cm">
          <text:p/>
        </draw:line>
        <draw:line draw:style-name="gr4" draw:text-style-name="P1" draw:layer="layout" svg:x1="6.8cm" svg:y1="17.3cm" svg:x2="4.5cm" svg:y2="17.3cm">
          <text:p/>
        </draw:line>
        <draw:line draw:style-name="gr4" draw:text-style-name="P1" draw:layer="layout" svg:x1="10.2cm" svg:y1="17.1cm" svg:x2="7.8cm" svg:y2="17.3cm">
          <text:p/>
        </draw:line>
        <draw:line draw:style-name="gr4" draw:text-style-name="P1" draw:layer="layout" svg:x1="6.4cm" svg:y1="19.1cm" svg:x2="4.5cm" svg:y2="19.1cm">
          <text:p/>
        </draw:line>
        <draw:line draw:style-name="gr4" draw:text-style-name="P1" draw:layer="layout" svg:x1="20.8cm" svg:y1="1.8cm" svg:x2="18.2cm" svg:y2="1.8cm">
          <text:p/>
        </draw:line>
        <draw:line draw:style-name="gr4" draw:text-style-name="P1" draw:layer="layout" svg:x1="20.1cm" svg:y1="3.5cm" svg:x2="18.2cm" svg:y2="3.5cm">
          <text:p/>
        </draw:line>
        <draw:line draw:style-name="gr4" draw:text-style-name="P1" draw:layer="layout" svg:x1="20.1cm" svg:y1="5.1cm" svg:x2="18.2cm" svg:y2="5.1cm">
          <text:p/>
        </draw:line>
        <draw:line draw:style-name="gr4" draw:text-style-name="P1" draw:layer="layout" svg:x1="22.9cm" svg:y1="5.1cm" svg:x2="21.2cm" svg:y2="5.1cm">
          <text:p/>
        </draw:line>
        <draw:line draw:style-name="gr4" draw:text-style-name="P1" draw:layer="layout" svg:x1="20.1cm" svg:y1="6.9cm" svg:x2="18.2cm" svg:y2="6.9cm">
          <text:p/>
        </draw:line>
        <draw:line draw:style-name="gr4" draw:text-style-name="P1" draw:layer="layout" svg:x1="24.5cm" svg:y1="6.8cm" svg:x2="23.4cm" svg:y2="6.8cm">
          <text:p/>
        </draw:line>
        <draw:line draw:style-name="gr4" draw:text-style-name="P1" draw:layer="layout" svg:x1="27.2cm" svg:y1="6.8cm" svg:x2="25.6cm" svg:y2="6.8cm">
          <text:p/>
        </draw:line>
        <draw:line draw:style-name="gr4" draw:text-style-name="P1" draw:layer="layout" svg:x1="20.1cm" svg:y1="8.6cm" svg:x2="18.2cm" svg:y2="8.6cm">
          <text:p/>
        </draw:line>
        <draw:line draw:style-name="gr4" draw:text-style-name="P1" draw:layer="layout" svg:x1="23.5cm" svg:y1="8.6cm" svg:x2="21.2cm" svg:y2="8.6cm">
          <text:p/>
        </draw:line>
        <draw:line draw:style-name="gr4" draw:text-style-name="P1" draw:layer="layout" svg:x1="20.1cm" svg:y1="10.4cm" svg:x2="18.2cm" svg:y2="10.4cm">
          <text:p/>
        </draw:line>
        <draw:line draw:style-name="gr4" draw:text-style-name="P1" draw:layer="layout" svg:x1="20.1cm" svg:y1="11.9cm" svg:x2="18.2cm" svg:y2="11.9cm">
          <text:p/>
        </draw:line>
        <draw:line draw:style-name="gr4" draw:text-style-name="P1" draw:layer="layout" svg:x1="24cm" svg:y1="11.9cm" svg:x2="21.2cm" svg:y2="11.9cm">
          <text:p/>
        </draw:line>
        <draw:line draw:style-name="gr4" draw:text-style-name="P1" draw:layer="layout" svg:x1="20.1cm" svg:y1="15.6cm" svg:x2="18.2cm" svg:y2="15.6cm">
          <text:p/>
        </draw:line>
        <draw:line draw:style-name="gr4" draw:text-style-name="P1" draw:layer="layout" svg:x1="20.1cm" svg:y1="17.4cm" svg:x2="18.2cm" svg:y2="17.4cm">
          <text:p/>
        </draw:line>
        <draw:line draw:style-name="gr4" draw:text-style-name="P1" draw:layer="layout" svg:x1="20.1cm" svg:y1="19cm" svg:x2="18.2cm" svg:y2="19cm">
          <text:p/>
        </draw:line>
        <draw:line draw:style-name="gr5" draw:text-style-name="P1" draw:layer="layout" svg:x1="7.8cm" svg:y1="12cm" svg:x2="8.9cm" svg:y2="12cm">
          <text:p text:style-name="P1"><text:span text:style-name="T3">По hant</text:span></text:p>
          <text:p text:style-name="P1"><text:span text:style-name="T3">Через 3</text:span></text:p>
        </draw:line>
        <draw:line draw:style-name="gr5" draw:text-style-name="P1" draw:layer="layout" svg:x1="7.5cm" svg:y1="19.1cm" svg:x2="9.5cm" svg:y2="19.1cm">
          <text:p text:style-name="P1"><text:span text:style-name="T3">По hant</text:span></text:p>
          <text:p text:style-name="P1"><text:span text:style-name="T3">Через 3</text:span></text:p>
        </draw:line>
        <draw:line draw:style-name="gr5" draw:text-style-name="P1" draw:layer="layout" svg:x1="21.2cm" svg:y1="6.9cm" svg:x2="22.3cm" svg:y2="6.8cm">
          <text:p text:style-name="P1"><text:span text:style-name="T3">По hant</text:span></text:p>
          <text:p text:style-name="P1"><text:span text:style-name="T3">Через 3</text:span></text:p>
        </draw:line>
        <draw:custom-shape draw:style-name="gr3" draw:text-style-name="P3" draw:layer="layout" svg:width="1.1cm" svg:height="1cm" svg:x="25.7cm" svg:y="4.6cm">
          <text:p text:style-name="P1"><text:span text:style-name="T2">125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5.7cm" svg:y1="5.1cm" svg:x2="24cm" svg:y2="5.1cm">
          <text:p/>
        </draw:line>
        <draw:custom-shape draw:style-name="gr1" draw:text-style-name="P2" draw:layer="layout" svg:width="2.9cm" svg:height="0.7cm" svg:x="15.3cm" svg:y="13.4cm">
          <text:p text:style-name="P1"><text:span text:style-name="T1">67-11-8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cm" svg:height="1cm" svg:x="20.1cm" svg:y="13.2cm">
          <text:p text:style-name="P1"><text:span text:style-name="T2">15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0.1cm" svg:y1="13.7cm" svg:x2="18.2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10:37:26.55</meta:creation-date>
    <dc:date>2017-08-01T10:50:51.87</dc:date>
    <meta:editing-duration>PT22H29M57S</meta:editing-duration>
    <meta:editing-cycles>12</meta:editing-cycles>
    <meta:generator>LibreOffice/4.0.4.2$Windows_x86 LibreOffice_project/9e9821abd0ffdbc09cd8c52eaa574fa09eb08f2</meta:generator>
    <meta:document-statistic meta:object-count="177"/>
  </office:meta>
</office:document-meta>
</file>